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Droid Serif" fo:font-size="12pt" fo:font-style="italic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Droid Serif" fo:font-size="12pt" fo:font-style="normal" style:font-size-asian="10.5pt" style:font-style-asian="normal" style:font-size-complex="12pt" style:font-style-complex="normal"/>
    </style:style>
    <style:style style:name="P5" style:family="paragraph" style:parent-style-name="Text_20_body">
      <style:text-properties style:font-name="Droid Serif"/>
    </style:style>
    <style:style style:name="P6" style:family="paragraph" style:parent-style-name="Standard">
      <style:paragraph-properties fo:text-align="center" style:justify-single-word="false"/>
      <style:text-properties style:font-name="Droid Sans" fo:font-size="18pt" style:font-size-asian="18pt" style:font-size-complex="18pt"/>
    </style:style>
    <style:style style:name="P7" style:family="paragraph" style:parent-style-name="Heading_20_3">
      <style:text-properties style:font-name="Droid Sans"/>
    </style:style>
    <style:style style:name="T1" style:family="text">
      <style:text-properties style:font-size-asian="18pt"/>
    </style:style>
    <style:style style:name="T2" style:family="text">
      <style:text-properties style:font-name="Droid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Test</text:p>
      <text:p text:style-name="P2"/>
      <text:p text:style-name="P2">Class description &amp; <text:span text:style-name="T1">Program Flow</text:span></text:p>
      <text:p text:style-name="P6"/>
      <text:p text:style-name="P3"/>
      <text:p text:style-name="P3"/>
      <text:p text:style-name="P3">A summary of CTest program structure and operation. <text:s/>Each class is described in the order of occurance and its class dependencies. <text:s/>Each class is declared in a header file (.hpp) of its name and the implementation is contained in the corresponding .cpp file.</text:p>
      <text:p text:style-name="P4"/>
      <text:h text:style-name="P7" text:outline-level="3">Introduction</text:h>
      <text:p text:style-name="P5">CTest is a logging database and radio control application for amateur radio operators involved in amateur radio contesting, a.k.a. radio-sport. <text:s text:c="2"/>CTest is written in C++ using the wxWidgets library. <text:s/>As many capabilities of the wxWidgets library are used as possible. <text:s/>Neither the standard C++ library nor its Standard Template Library (STL) are used directly unless noted.</text:p>
      <text:p text:style-name="P5">While the target audience of CTest is users of the Linux platform, cross-platform operation may be developed in the future.</text:p>
      <text:h text:style-name="P7" text:outline-level="3">MainApp</text:h>
      <text:p text:style-name="P5">The main program entry class. <text:s/>Note that unlike standard C++ applications, wxWidgets applications do not define a <text:span text:style-name="T2">main()</text:span> function directly. <text:s/>Instead the <text:span text:style-name="T2">wxApp</text:span> class <text:s/>method <text:span text:style-name="T2">OnInit()</text:span> is overridden by the application and the library provides the <text:span text:style-name="T2">IMPLEMENT_APP()</text:span> macro which creates the program's <text:span text:style-name="T2">main()</text:span> function at compile time.</text:p>
      <text:p text:style-name="P5">The implementation depends on the <text:span text:style-name="T2">LogFrame</text:span> class declaration. <text:s/>The overriding <text:span text:style-name="T2">OnInit()</text:span> method calls the <text:s/><text:span text:style-name="T2">LogFrame</text:span> class' <text:span text:style-name="T2">Show()</text:span> method which displays the program's initial window to the us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Bargmann</meta:initial-creator>
    <meta:creation-date>2012-01-19T13:59:40</meta:creation-date>
    <dc:date>2012-02-07T16:47:17</dc:date>
    <dc:creator>Nate Bargmann</dc:creator>
    <meta:editing-duration>PT5M12S</meta:editing-duration>
    <meta:editing-cycles>2</meta:editing-cycles>
    <meta:generator>LibreOffice/3.4$Linux LibreOffice_project/340m1$Build-502</meta:generator>
    <meta:document-statistic meta:table-count="0" meta:image-count="0" meta:object-count="0" meta:page-count="1" meta:paragraph-count="9" meta:word-count="201" meta:character-count="1327" meta:non-whitespace-character-count="1124"/>
  </office:meta>
</office:document-meta>
</file>